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dddd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2" style:family="graphic" style:parent-style-name="objectwithoutfill">
      <style:graphic-properties svg:stroke-width="0.051cm" svg:stroke-color="#111111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style:font-name="DejaVu Sans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3.335cm" svg:height="2.714cm" svg:x="7.62cm" svg:y="0.867cm">
          <draw:text-box>
            <text:p text:style-name="P1"><text:span text:style-name="T1">Hospital </text:span><text:span text:style-name="T1">Managment </text:span><text:span text:style-name="T1">System</text:span><text:span text:style-name="T2"> </text:span></text:p>
          </draw:text-box>
        </draw:frame>
        <draw:line draw:style-name="gr2" draw:text-style-name="P3" draw:layer="layout" svg:x1="6.35cm" svg:y1="2.54cm" svg:x2="20.955cm" svg:y2="2.54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6T08:55:52.156363059</meta:creation-date>
    <dc:date>2023-06-06T09:34:24.167490195</dc:date>
    <meta:editing-duration>PT9M47S</meta:editing-duration>
    <meta:editing-cycles>2</meta:editing-cycles>
    <meta:generator>LibreOffice/7.3.7.2$Linux_X86_64 LibreOffice_project/30$Build-2</meta:generator>
    <meta:document-statistic meta:object-count="31"/>
  </office:meta>
</office:document-meta>
</file>